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199cm" fo:text-indent="0cm" style:auto-text-indent="false" style:page-number="auto" fo:background-color="transparent"/>
      <style:text-properties officeooo:rsid="001c4497" officeooo:paragraph-rsid="001c4497"/>
    </style:style>
    <style:style style:name="P2" style:family="paragraph">
      <style:paragraph-properties fo:margin-top="0.101cm" fo:margin-bottom="0.101cm"/>
    </style:style>
    <style:style style:name="P3" style:family="paragraph">
      <style:paragraph-properties fo:margin-top="0.42cm" fo:margin-bottom="0.349cm"/>
    </style:style>
    <style:style style:name="P4" style:family="paragraph">
      <loext:graphic-properties draw:fill="none" draw:fill-color="#ffffff"/>
      <style:paragraph-properties fo:margin-top="0.101cm" fo:margin-bottom="0.101cm"/>
    </style:style>
    <style:style style:name="P5" style:family="paragraph">
      <style:paragraph-properties fo:margin-top="0.42cm" fo:margin-bottom="0.349cm"/>
      <style:text-properties fo:font-size="10pt" style:font-size-asian="10pt" style:font-size-complex="10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8" style:family="paragraph">
      <style:paragraph-properties fo:margin-left="0cm" fo:margin-right="0cm" fo:margin-top="0.42cm" fo:margin-bottom="0.349cm" fo:line-height="100%" fo:text-align="start" fo:text-indent="0cm" style:text-autospace="ideograph-alpha" style:punctuation-wrap="simple" style:line-break="strict" loext:tab-stop-distance="0cm" style:writing-mode="lr-tb">
        <style:tab-stops/>
      </style:paragraph-properties>
      <style:text-properties fo:font-size="10pt" style:font-size-asian="10pt" style:font-size-complex="10pt" fo:hyphenate="false" loext:hyphenation-no-caps="false" loext:hyphenation-no-last-word="false"/>
    </style:style>
    <style:style style:name="P9" style:family="paragraph">
      <style:paragraph-properties fo:margin-left="0cm" fo:margin-right="0cm" fo:margin-top="0.101cm" fo:margin-bottom="0.101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0" style:family="paragraph">
      <style:paragraph-properties fo:margin-left="0cm" fo:margin-right="0cm" fo:margin-top="0.101cm" fo:margin-bottom="0.101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1"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12" style:family="paragraph">
      <style:paragraph-properties fo:margin-left="0cm" fo:margin-right="0cm" fo:margin-top="0.42cm" fo:margin-bottom="0.349cm" fo:line-height="100%" fo:text-align="center" fo:text-indent="0cm" style:text-autospace="ideograph-alpha" style:punctuation-wrap="simple" style:line-break="strict" loext:tab-stop-distance="0cm" style:writing-mode="lr-tb">
        <style:tab-stops/>
      </style:paragraph-properties>
      <style:text-properties fo:font-size="10pt" style:font-size-asian="10pt" style:font-size-complex="10pt" fo:hyphenate="false" loext:hyphenation-no-caps="false" loext:hyphenation-no-last-word="false"/>
    </style:style>
    <style:style style:name="P13" style:family="paragraph">
      <style:paragraph-properties fo:margin-left="0cm" fo:margin-right="0cm" fo:margin-top="0.704cm" fo:margin-bottom="0.704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5" style:family="paragraph">
      <style:paragraph-properties fo:margin-left="0cm" fo:margin-right="0cm" fo:margin-top="0.101cm" fo:margin-bottom="0.101cm" fo:line-height="100%" fo:text-align="start" fo:text-indent="0cm" style:text-autospace="ideograph-alpha" style:punctuation-wrap="simple" style:line-break="strict" loext:tab-stop-distance="0cm" style:writing-mode="lr-tb">
        <style:tab-stops/>
      </style:paragraph-properties>
      <style:text-properties fo:font-size="10pt" style:font-size-asian="10pt" style:font-size-complex="10pt" fo:hyphenate="false" loext:hyphenation-no-caps="false" loext:hyphenation-no-last-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Arial1"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5pt" style:language-asian="zh" style:country-asian="CN" style:font-style-asian="normal" style:font-weight-asian="bold" style:font-name-complex="Ari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italic" fo:text-shadow="none" style:text-underline-style="none" style:text-underline-mode="continuous" style:text-overline-mode="continuous" style:text-line-through-mode="continuous" style:letter-kerning="true" fo:background-color="transparent" style:font-name-asian="NSimSun" style:font-size-asian="10pt" style:language-asian="zh" style:country-asian="CN" style:font-style-asian="italic" style:font-name-complex="Arial1" style:font-size-complex="10pt" style:language-complex="hi" style:country-complex="IN" style:font-style-complex="italic"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24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10pt" fo:font-style="italic" style:font-size-asian="10pt" style:font-style-asian="italic" style:font-size-complex="10pt" style:font-style-complex="italic"/>
    </style:style>
    <style:style style:name="gr1" style:family="graphic">
      <style:graphic-properties draw:stroke="dash" draw:stroke-dash="Long_20_Dot" svg:stroke-color="#000000" draw:marker-start="Arrow_20_short" draw:marker-end="Arrow_20_short" draw:fill="none" draw:fill-color="#ffffff"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dash" draw:stroke-dash="Long_20_Dot" svg:stroke-color="#000000" draw:marker-start="Arrow_20_short" draw:marker-end="Arrow_20_short" draw:fill="none" draw:fill-color="#ffffff" draw:textarea-vertical-align="middle"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dash" draw:stroke-dash="Long_20_Dot" svg:stroke-color="#000000" draw:marker-start="Arrow_20_short" draw:marker-end="Arrow_20_short" svg:stroke-linecap="but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dash" draw:stroke-dash="Long_20_Dot" svg:stroke-color="#000000" draw:marker-start="Arrow_20_short" draw:marker-end="Arrow_20_shor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7" draw:name="Text Frame 8" draw:style-name="gr1" draw:text-style-name="P4" svg:width="6.43cm" svg:height="9.501cm" svg:x="15.61cm" svg:y="10.749cm">
        <draw:text-box>
          <text:p text:style-name="P2"><text:span text:style-name="T1"><text:line-break/></text:span><text:span text:style-name="T1">I</text:span><text:span text:style-name="T2">f you are interacting with plural systems, you should be, at a baseline, expecting system members to behave differently from each other. </text:span><text:span text:style-name="T2"><text:line-break/></text:span><text:span text:style-name="T2"><text:line-break/></text:span><text:span text:style-name="T1">T</text:span><text:span text:style-name="T2">his means calibrating your expectations differently for each headmate, which then requires some effort to figure out or ask who you're talking to.</text:span></text:p>
          <text:p text:style-name="P3"><text:span text:style-name="T1">T</text:span><text:span text:style-name="T2">he most common way to encounter this reality tends to be with fronts that are ruder or more hostile than average. </text:span></text:p>
        </draw:text-box>
      </draw:frame>
      <draw:frame text:anchor-type="page" text:anchor-page-number="1" draw:z-index="6" draw:name="Text Frame 9" draw:style-name="gr1" draw:text-style-name="P4" svg:width="6.43cm" svg:height="9.501cm" svg:x="22.52cm" svg:y="10.749cm">
        <draw:text-box>
          <text:p text:style-name="P5"><text:span text:style-name="T2"><text:line-break/></text:span><text:span text:style-name="T1">W</text:span><text:span text:style-name="T2">hile it's important to respect the boundaries of people your system interacts with, sentiments like "I don't like that alter they're scary/mean/rude" or "i miss the other you who was more affectionate" from bad allies, are frequently a result of simply failing to do this calibration.</text:span><text:span text:style-name="T2"><text:line-break/></text:span><text:span text:style-name="T2"><text:line-break/></text:span><text:span text:style-name="T1">I</text:span><text:span text:style-name="T2">f you learn what it means when a colder, more standoffish headmate speaks to you - which of their sentiments express genuine affection. If you learn to understand rudeness or playful ribbing as a sign of trust and friendliness. You can start to map the different expressive ranges within a system to the set of things they actually communicate. </text:span></text:p>
        </draw:text-box>
      </draw:frame>
      <draw:frame text:anchor-type="page" text:anchor-page-number="1" draw:z-index="5" draw:name="Text Frame 7" draw:style-name="gr2" draw:text-style-name="P7" svg:width="5.931cm" svg:height="9.501cm" svg:x="8.179cm" svg:y="10.749cm">
        <draw:text-box>
          <text:p text:style-name="P6"><text:span text:style-name="T3">An essay on the interpretation of a switching/speaking system</text:span><text:span text:style-name="T3"><text:line-break/></text:span><text:span text:style-name="T3"> </text:span><text:span text:style-name="T3"><text:line-break/></text:span><text:span text:style-name="T3"> </text:span></text:p>
          <text:p text:style-name="P6"><text:span text:style-name="T3"/></text:p>
          <text:p text:style-name="P6"><text:span text:style-name="T4">A</text:span></text:p>
          <text:p text:style-name="P6"><text:span text:style-name="T5">System’s Guide </text:span></text:p>
          <text:p text:style-name="P6"><text:span text:style-name="T4">To Plurality </text:span><text:span text:style-name="T6">Addendum:</text:span></text:p>
          <text:p text:style-name="P6"><text:span text:style-name="T4"/></text:p>
          <text:p text:style-name="P6"><text:span text:style-name="T7">Front Attitude Calibration</text:span></text:p>
          <text:p text:style-name="P6"><text:span text:style-name="T3"><text:s/></text:span><text:span text:style-name="T3"><text:line-break/></text:span><text:span text:style-name="T3"> </text:span><text:span text:style-name="T3"><text:line-break/></text:span><text:span text:style-name="T3">by mk</text:span></text:p>
          <text:p text:style-name="P6"><text:span text:style-name="T3">sys.guide/calibration</text:span></text:p>
        </draw:text-box>
      </draw:frame>
      <draw:frame text:anchor-type="page" text:anchor-page-number="1" draw:z-index="4" draw:name="Text Frame 6" draw:style-name="gr1" draw:text-style-name="P4" svg:width="6.43cm" svg:height="9.501cm" draw:transform="rotate (-3.14159265358979) translate (28.9489444444444cm 10.2499583333333cm)">
        <draw:text-box>
          <text:p text:style-name="P8"><text:span text:style-name="T1"><text:line-break/></text:span><text:span text:style-name="T1">T</text:span><text:span text:style-name="T2">hese are the same skills you should be learning when meeting any new person. If you can, for example, come to understand someone's autistic affect as something other than disinterest and not simply abandon those connections, you can do this too.</text:span><text:span text:style-name="T2"><text:line-break/></text:span><text:span text:style-name="T2"><text:line-break/></text:span><text:span text:style-name="T1">T</text:span><text:span text:style-name="T8">he cases where plural expression oversteps other's boundaries are all very visible failures, though. </text:span><text:span text:style-name="T8"><text:line-break/></text:span><text:span text:style-name="T8"><text:line-break/></text:span><text:span text:style-name="T1">W</text:span><text:span text:style-name="T8">hat often fails less visibly are the ways allies failing to calibrate properly can hurt a system.</text:span><text:span text:style-name="T8"><text:line-break/></text:span><text:span text:style-name="T8"><text:line-break/></text:span><text:span text:style-name="T1">M</text:span><text:span text:style-name="T8">any systems have headmates who front to handle conflict (voluntarily or otherwise), but might work to hold their less confident fronts for longer periods and teach them those same skills. </text:span></text:p>
        </draw:text-box>
      </draw:frame>
      <draw:frame text:anchor-type="page" text:anchor-page-number="1" draw:z-index="3" draw:name="Text Frame 5" draw:style-name="gr1" draw:text-style-name="P4" svg:width="6.43cm" svg:height="9.501cm" draw:transform="rotate (-3.14159265358979) translate (22.0397916666667cm 10.2499583333333cm)">
        <draw:text-box>
          <text:p text:style-name="P8"><text:span text:style-name="T2"><text:line-break/></text:span><text:span text:style-name="T1">O</text:span><text:span text:style-name="T2">ther systems may have less control over their fronts, or even have more fragile and vulnerable headmates triggered into front by conflict. </text:span><text:span text:style-name="T2"><text:line-break/></text:span><text:span text:style-name="T2"><text:line-break/></text:span><text:span text:style-name="T1">W</text:span><text:span text:style-name="T2">hat this means is you also need to be able to step down onto a gentler level for interacting with these less confident headmates. </text:span><text:span text:style-name="T2"><text:line-break/></text:span><text:span text:style-name="T2"><text:line-break/></text:span><text:span text:style-name="T1">T</text:span><text:span text:style-name="T2">rying to have the kind of heated argument that you might expect to function with another adult, with a younger or more emotional part of a system, can easily turn one sided, leaving them feeling distressed or abused. </text:span><text:span text:style-name="T2"><text:line-break/></text:span><text:span text:style-name="T2"><text:line-break/></text:span><text:span text:style-name="T1">L</text:span><text:span text:style-name="T2">ong term damage to relationships can happen in these spaces, e.g. "i thought they wanted to see me so i fronted, but then they told me off and i shut down and don't really trust them any more". </text:span></text:p>
        </draw:text-box>
      </draw:frame>
      <draw:frame text:anchor-type="page" text:anchor-page-number="1" draw:z-index="2" draw:name="Text Frame 4" draw:style-name="gr3" draw:text-style-name="P11" svg:width="6.43cm" svg:height="9.501cm" draw:transform="rotate (-3.14159265358979) translate (7.17902777777778cm 10.2499583333333cm)">
        <draw:text-box>
          <text:p text:style-name="P9"><text:span text:style-name="T8"><text:line-break/></text:span><text:span text:style-name="T1">E</text:span><text:span text:style-name="T8">ventually, building your instincts for these differences in attitude can allow you to recognise specific headmates by them, or even more general tendencies within a system. And these skills can transfer, learning to meet singlets where they're at too - plural experiences here aren't unique, simply heightened in comparison to the singlet equivalents.</text:span></text:p>
          <text:p text:style-name="P2"><text:span text:style-name="T2"/></text:p>
          <text:p text:style-name="P10"><text:span text:style-name="T9">-mk</text:span></text:p>
        </draw:text-box>
      </draw:frame>
      <draw:frame text:anchor-type="page" text:anchor-page-number="1" draw:z-index="1" draw:name="Text Frame 3" draw:style-name="gr2" draw:text-style-name="P14" svg:width="5.931cm" svg:height="9.501cm" svg:x="0.75cm" svg:y="10.749cm">
        <draw:text-box>
          <text:p text:style-name="P6"><text:span text:style-name="T10">&amp;&amp;&amp;&amp;&amp;&amp;&amp;&amp;&amp;&amp;&amp;&amp;&amp;&amp;&amp;&amp;</text:span></text:p>
          <text:p text:style-name="P12"><text:span text:style-name="T3">A System’s Guide</text:span><text:span text:style-name="T11"> is an online and physical handbook for Plurality - <text:s/>an identity umbrella encompassing familiar terms like </text:span><text:span text:style-name="T3">Split Personality and Dissociative Identity Disorder</text:span><text:span text:style-name="T3">.</text:span><text:span text:style-name="T11"> </text:span></text:p>
          <text:p text:style-name="P13"><text:span text:style-name="T3">Front Attitude Calibration</text:span><text:span text:style-name="T11"> is one of its guest-written addenda, which explore niche and nuanced topics within plural experiences and social spaces.</text:span></text:p>
          <text:p text:style-name="P6"><text:span text:style-name="T10">&amp;&amp;&amp;&amp;&amp;&amp;&amp;&amp;&amp;&amp;&amp;&amp;&amp;&amp;&amp;&amp;</text:span></text:p>
        </draw:text-box>
      </draw:frame>
      <draw:frame text:anchor-type="page" text:anchor-page-number="1" draw:z-index="0" draw:name="Text Frame 2" draw:style-name="gr4" draw:text-style-name="P11" svg:width="6.43cm" svg:height="9.501cm" draw:transform="rotate (-3.14159265358979) translate (14.1093472222222cm 10.2499583333333cm)">
        <draw:text-box>
          <text:p text:style-name="P15"><text:span text:style-name="T1"><text:line-break/></text:span><text:span text:style-name="T1">W</text:span><text:span text:style-name="T8">hile it's inevitable to hit some front mismatches, or miss a switch that required a change in behaviour or attitude, these small missteps can usually be easily rectified (honestly just talk it out). What is essential is learning how to adjust your expectations, and not carrying the same set of expectations for every system member long term. <text:s/></text:span><text:span text:style-name="T8"><text:line-break/></text:span><text:span text:style-name="T1"><text:line-break/></text:span><text:span text:style-name="T1">T</text:span><text:span text:style-name="T8">his will both make it easier to interact with rougher headmates ("the girl with the crude sense of humor told me to suck her dick but i know that means she trusts me and feels comfortable here") and make you safer for the gentler ones ("oh the age regressor is in front again, I'll shelve the heavy discussion for later and get out a plush so they can manage this state better"). </text:span></text:p>
          <text:p text:style-name="P9"><text:span text:style-name="T12"/></text:p>
        </draw:text-box>
      </draw:fram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20T16:16:32.905000000</meta:creation-date>
    <dc:date>2026-02-04T12:09:34.579055700</dc:date>
    <meta:editing-duration>PT7H16M2S</meta:editing-duration>
    <meta:editing-cycles>41</meta:editing-cycles>
    <meta:generator>LibreOffice/25.2.7.2$Windows_X86_64 LibreOffice_project/5cbfd1ab6520636bb5f7b99185aa69bd7456825d</meta:generator>
    <meta:print-date>2026-02-04T12:10:03.153930700</meta:print-date>
    <meta:printed-by>PDF files</meta:printed-by>
    <meta:document-statistic meta:table-count="0" meta:image-count="0" meta:object-count="0" meta:page-count="1" meta:paragraph-count="0" meta:word-count="0" meta:character-count="0" meta:non-whitespace-character-count="0"/>
  </office:meta>
</office:document-meta>
</file>